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4">
            <text:p>14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0" office:value-type="string">
            <text:p>2023-02-12_09-09-58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7" office:value-type="string">
            <text:p>2023-02-12_03-00-15_000.jpg</text:p>
          </table:table-cell>
          <table:table-cell table:style-name="ce26" office:value-type="string">
            <text:p>:m :PHOTO 寝た時刻 / 2023 / オナニー、未了、duration=50m時間ぐらい,other=~</text:p>
          </table:table-cell>
          <table:table-cell table:style-name="ce27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寝た時刻 / 2023 / オナニー、未了、duration=50m時間ぐらい,other=~">
            <text:p>:m :PHOTO 寝た時刻 / 2023 / オナニー、未了、duration=50m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 office:value-type="string">
            <text:p>2023-02-11_14-10-3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3-02-11_21-26-31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8" office:value-type="string">
            <text:p>2023-02-12_00-57-57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；ディル：３；スペアミント：３,liquor=麦焼酎：??ml,time=~,container=silver-cap-small / type=~,other=作り置きする：混合。追加：スペアミント；２日経過：このあと、摂取を開始する,occasion=経過観察,id=2023-02-02_01-44-01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PHOTO 記録 / 経過記録；作ったもの / food=焼酎漬け / material=レモン：４（単位：スプーン）；ニンニク：５；生姜：５；ディル：３；スペアミント：３,liquor=麦焼酎：??ml,time=~,container=silver-cap-small / type=~,other=作り置きする：混合。追加：スペアミント；２日経過：このあと、摂取を開始する,occasion=経過観察,id=2023-02-02_01-44-01_000.jpg">
            <text:p>:PHOTO 記録 / 経過記録；作ったもの / food=焼酎漬け / material=レモン：４（単位：スプーン）；ニンニク：５；生姜：５；ディル：３；スペアミント：３,liquor=麦焼酎：??ml,time=~,container=silver-cap-small / type=~,other=作り置きする：混合。追加：スペアミント；２日経過：このあと、摂取を開始する,occasion=経過観察,id=2023-02-02_01-44-01_000.jpg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8" office:value-type="string">
            <text:p>2023-02-12_00-58-01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；ディル：３；スペアミント：３,liquor=麦焼酎：??ml,time=~,container=silver-cap-small / type=~,other=作り置きする：混合。追加：スペアミント；２日経過：このあと、摂取を開始する,occasion=経過観察,id=2023-02-02_01-44-01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PHOTO 記録 / 経過記録；作ったもの / food=焼酎漬け / material=レモン：４（単位：スプーン）；ニンニク：５；生姜：５；ディル：３；スペアミント：３,liquor=麦焼酎：??ml,time=~,container=silver-cap-small / type=~,other=作り置きする：混合。追加：スペアミント；２日経過：このあと、摂取を開始する,occasion=経過観察,id=2023-02-02_01-44-01_000.jpg">
            <text:p>:PHOTO 記録 / 経過記録；作ったもの / food=焼酎漬け / material=レモン：４（単位：スプーン）；ニンニク：５；生姜：５；ディル：３；スペアミント：３,liquor=麦焼酎：??ml,time=~,container=silver-cap-small / type=~,other=作り置きする：混合。追加：スペアミント；２日経過：このあと、摂取を開始する,occasion=経過観察,id=2023-02-02_01-44-01_000.jpg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7" office:value-type="string">
            <text:p>2023-02-12_00-58-05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；ディル：３；スペアミント：３,liquor=麦焼酎：??ml,time=~,container=silver-cap-small / type=~,other=作り置きする：混合。追加：スペアミント；２日経過：このあと、摂取を開始する,occasion=経過観察,id=2023-02-02_01-44-01_000.jpg</text:p>
          </table:table-cell>
          <table:table-cell table:style-name="ce28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PHOTO 記録 / 経過記録；作ったもの / food=焼酎漬け / material=レモン：４（単位：スプーン）；ニンニク：５；生姜：５；ディル：３；スペアミント：３,liquor=麦焼酎：??ml,time=~,container=silver-cap-small / type=~,other=作り置きする：混合。追加：スペアミント；２日経過：このあと、摂取を開始する,occasion=経過観察,id=2023-02-02_01-44-01_000.jpg">
            <text:p>:PHOTO 記録 / 経過記録；作ったもの / food=焼酎漬け / material=レモン：４（単位：スプーン）；ニンニク：５；生姜：５；ディル：３；スペアミント：３,liquor=麦焼酎：??ml,time=~,container=silver-cap-small / type=~,other=作り置きする：混合。追加：スペアミント；２日経過：このあと、摂取を開始する,occasion=経過観察,id=2023-02-02_01-44-01_000.jpg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8" office:value-type="string">
            <text:p>2023-02-12_01-10-09_000.jpg</text:p>
          </table:table-cell>
          <table:table-cell table:style-name="ce26" office:value-type="string">
            <text:p>:PHOTO 記録 / 経過記録；作ったもの / food=大葉、味噌。混ぜもの / material=大葉；味噌 / type=~,other=お酒のつまみとして,occasion=~,id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PHOTO 記録 / 経過記録；作ったもの / food=大葉、味噌。混ぜもの / material=大葉；味噌 / type=~,other=お酒のつまみとして,occasion=~,id=~">
            <text:p>:PHOTO 記録 / 経過記録；作ったもの / food=大葉、味噌。混ぜもの / material=大葉；味噌 / type=~,other=お酒のつまみとして,occasion=~,id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18" office:value-type="string">
            <text:p>2023-02-12_09-22-54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0]=&quot;&quot;;[.C12];CONCATENATE([.C12];&quot; / &quot;;[.E10]))" office:value-type="string" office:string-value=":m 1-2*3 RES / JVEMV6 64#237_nakata / 『私はなぜイスラーム教徒になったのか』 著者=中田考,校注=~ / p.147 / w=カイロ県；ズィクル；リファーイー教団；メヴレヴィー教団；カーディリー教団；イブン・タイミーヤ；,topic=~,publisher=~,other=memo+:距離：カイロ～アレクサンドリア、東京～大阪、東京～&lt;200km&gt;;map+:アル・フセイン・モスク">
            <text:p>:m 1-2*3 RES / JVEMV6 64#237_nakata / 『私はなぜイスラーム教徒になったのか』 著者=中田考,校注=~ / p.147 / w=カイロ県；ズィクル；リファーイー教団；メヴレヴィー教団；カーディリー教団；イブン・タイミーヤ；,topic=~,publisher=~,other=memo+:距離：カイロ～アレクサンドリア、東京～大阪、東京～&lt;200km&gt;;map+:アル・フセイン・モスク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8" office:value-type="string">
            <text:p>2023-02-11_15-29-22_000.jpg</text:p>
          </table:table-cell>
          <table:table-cell table:style-name="ce26" office:value-type="string">
            <text:p>:PHOTO 記録 / subject=調理：レモン、砂糖煮 / location=~ / content=計量。手順,for=~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PHOTO 記録 / subject=調理：レモン、砂糖煮 / location=~ / content=計量。手順,for=~,other=~">
            <text:p>:PHOTO 記録 / subject=調理：レモン、砂糖煮 / location=~ / content=計量。手順,for=~,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8" office:value-type="string">
            <text:p>2023-02-11_16-45-43_000.jpg</text:p>
          </table:table-cell>
          <table:table-cell table:style-name="ce26" office:value-type="string">
            <text:p>:m 1-2*3 RES / JVEMV6 64#237_nakata / 『私はなぜイスラーム教徒になったのか』 著者=中田考,校注=~ / p.147 / w=カイロ県；ズィクル；リファーイー教団；メヴレヴィー教団；カーディリー教団；イブン・タイミーヤ；,topic=~,publisher=~,other=memo+:距離：カイロ～アレクサンドリア、東京～大阪、東京～&lt;200km&gt;;map+:アル・フセイン・モスク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m 1-2*3 RES / JVEMV6 64#237_nakata / 『私はなぜイスラーム教徒になったのか』 著者=中田考,校注=~ / p.147 / w=カイロ県；ズィクル；リファーイー教団；メヴレヴィー教団；カーディリー教団；イブン・タイミーヤ；,topic=~,publisher=~,other=memo+:距離：カイロ～アレクサンドリア、東京～大阪、東京～&lt;200km&gt;;map+:アル・フセイン・モスク">
            <text:p>:m 1-2*3 RES / JVEMV6 64#237_nakata / 『私はなぜイスラーム教徒になったのか』 著者=中田考,校注=~ / p.147 / w=カイロ県；ズィクル；リファーイー教団；メヴレヴィー教団；カーディリー教団；イブン・タイミーヤ；,topic=~,publisher=~,other=memo+:距離：カイロ～アレクサンドリア、東京～大阪、東京～&lt;200km&gt;;map+:アル・フセイン・モスク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 office:value-type="string">
            <text:p>2023-02-11_16-46-34_000.jpg</text:p>
          </table:table-cell>
          <table:table-cell table:style-name="ce26" office:value-type="string">
            <text:p>:m 3*3 RES / JVEMV6 64#237_nakata / 『私はなぜイスラーム教徒になったのか』 著者=中田考,校注=~ / p.147 / w=ナクシュバンディー；ナーズィム；ブハラ；,topic=~,publisher=~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3-02-11_19-04-22_000.jpg</text:p>
          </table:table-cell>
          <table:table-cell table:style-name="ce27" office:value-type="string">
            <text:p>:m RES 1*1 / free# JVEMV6 83#_103:1 / 83. chemistry / topics=微粒子：表面化学,w=珪藻土；珪藻；不等毛藻,s=~,i=~,other=,next=,doc=r-1-1~1.5:『微粒子から探る物性七変化』 238_maeno:p.12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m RES 1*1 / free# JVEMV6 83#_103:1 / 83. chemistry / topics=微粒子：表面化学,w=珪藻土；珪藻；不等毛藻,s=~,i=~,other=,next=,doc=r-1-1~1.5:『微粒子から探る物性七変化』 238_maeno:p.12">
            <text:p>:m RES 1*1 / free# JVEMV6 83#_103:1 / 83. chemistry / topics=微粒子：表面化学,w=珪藻土；珪藻；不等毛藻,s=~,i=~,other=,next=,doc=r-1-1~1.5:『微粒子から探る物性七変化』 238_maeno:p.12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3-02-11_18-56-20_000.mp4</text:p>
          </table:table-cell>
          <table:table-cell table:style-name="ce26" office:value-type="string">
            <text:p>:VIDEO / @自室 / 記録 / jap.flute / 演奏、play / R=1 / genre=melody,session=hour-18,memo=~,file-piece-id=~,memo=+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5]=&quot;&quot;;[.C15];CONCATENATE([.C15];&quot; / &quot;;[.E15]))" office:value-type="string" office:string-value=":VIDEO / @自室 / 記録 / jap.flute / 演奏、play / R=1 / genre=melody,session=hour-18,memo=~,file-piece-id=~,memo=+,other=~">
            <text:p>:VIDEO / @自室 / 記録 / jap.flute / 演奏、play / R=1 / genre=melody,session=hour-18,memo=~,file-piece-id=~,memo=+,other=~</text:p>
          </table:table-cell>
          <table:table-cell table:style-name="ce10" table:formula="of:=RIGHT([.B15];[.K15])" office:value-type="string" office:string-value="mp4">
            <text:p>mp4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2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2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2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4">
            <text:p>1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2">2023/02/12</text:date>, <text:time>13:07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2-12T13:07:59.58</dc:date>
    <dc:creator>iwabuchi ken</dc:creator>
    <meta:editing-duration>P53DT20H18M26S</meta:editing-duration>
    <meta:editing-cycles>17348</meta:editing-cycles>
    <meta:document-statistic meta:table-count="2" meta:cell-count="923" meta:object-count="0"/>
    <meta:user-defined meta:name="qrichtext">1</meta:user-defined>
  </office:meta>
</office:document-meta>
</file>